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4E0000033AD041D3A87CA827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3" svg:font-family="Cantarell" style:font-pitch="variable"/>
    <style:font-face style:name="Cantarell2" svg:font-family="Cantarell" style:font-adornments="Bold" style:font-pitch="variable"/>
    <style:font-face style:name="Cantarell Extra Bold" svg:font-family="'Cantarell Extra Bold'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fortaa4" svg:font-family="Comfortaa" style:font-adornments="Bold" style:font-family-generic="swiss" style:font-pitch="variable"/>
    <style:font-face style:name="Lohit Devanagari1" svg:font-family="'Lohit Devanagari'" style:font-family-generic="swiss" style:font-pitch="variable"/>
    <style:font-face style:name="Noto Sans Arabic UI Bk" svg:font-family="'Noto Sans Arabic UI Bk'" style:font-family-generic="swiss" style:font-pitch="variable"/>
    <style:font-face style:name="Noto Sans Arabic UI Bk1" svg:font-family="'Noto Sans Arabic UI Bk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edora-F20-slideshow-template-title">
      <style:graphic-properties draw:auto-grow-height="true" fo:min-height="4.127cm"/>
    </style:style>
    <style:style style:name="pr2" style:family="presentation" style:parent-style-name="fedora-F20-slideshow-template-subtitle">
      <style:graphic-properties draw:fill-color="#ffffff" draw:auto-grow-height="true" fo:min-height="2.379cm"/>
    </style:style>
    <style:style style:name="pr3" style:family="presentation" style:parent-style-name="fedora-F20-slideshow-template-notes">
      <style:graphic-properties draw:fill-color="#ffffff" draw:auto-grow-height="true" fo:min-height="12.572cm"/>
    </style:style>
    <style:style style:name="pr4" style:family="presentation" style:parent-style-name="fedora-F20-slideshow-template-subtitle" style:list-style-name="L1">
      <style:graphic-properties draw:fill-color="#ffffff" draw:auto-grow-height="true" fo:min-height="5.579cm"/>
    </style:style>
    <style:style style:name="pr5" style:family="presentation" style:parent-style-name="fedora-F20-slideshow-template-subtitle" style:list-style-name="L1">
      <style:graphic-properties draw:fill-color="#ffffff" draw:auto-grow-height="true" fo:min-height="4.779cm"/>
    </style:style>
    <style:style style:name="pr6" style:family="presentation" style:parent-style-name="fedora-F20-slideshow-template-subtitle" style:list-style-name="L1">
      <style:graphic-properties draw:fill-color="#ffffff" draw:auto-grow-height="true" fo:min-height="4.779cm"/>
    </style:style>
    <style:style style:name="pr7" style:family="presentation" style:parent-style-name="fedora-F20-slideshow-template-subtitle" style:list-style-name="L1">
      <style:graphic-properties draw:fill-color="#ffffff" draw:auto-grow-height="true" fo:min-height="4.779cm"/>
    </style:style>
    <style:style style:name="pr8" style:family="presentation" style:parent-style-name="fedora-F20-slideshow-template-subtitle" style:list-style-name="L1">
      <style:graphic-properties draw:fill-color="#ffffff" draw:auto-grow-height="true" fo:min-height="4.779cm"/>
    </style:style>
    <style:style style:name="pr9" style:family="presentation" style:parent-style-name="fedora-F20-slideshow-template-subtitle" style:list-style-name="L1">
      <style:graphic-properties draw:fill-color="#ffffff" draw:auto-grow-height="true" fo:min-height="4.779cm"/>
    </style:style>
    <style:style style:name="pr10" style:family="presentation" style:parent-style-name="fedora-F20-slideshow-template-subtitle" style:list-style-name="L1">
      <style:graphic-properties draw:fill-color="#ffffff" draw:auto-grow-height="true" fo:min-height="4.779cm"/>
    </style:style>
    <style:style style:name="pr11" style:family="presentation" style:parent-style-name="fedora-F20-slideshow-template-subtitle" style:list-style-name="L1">
      <style:graphic-properties draw:fill-color="#ffffff" draw:auto-grow-height="true" fo:min-height="4.779cm"/>
    </style:style>
    <style:style style:name="P1" style:family="paragraph">
      <style:paragraph-properties fo:text-align="center"/>
      <style:text-properties style:font-name="Noto Sans Arabic UI Bk" style:font-name-complex="Noto Sans Arabic UI Bk"/>
    </style:style>
    <style:style style:name="P2" style:family="paragraph">
      <style:paragraph-properties fo:text-align="center"/>
      <style:text-properties fo:color="#ffffff" style:font-name="Noto Sans Arabic UI Bk" fo:font-size="60pt" fo:font-weight="bold" style:font-size-asian="60pt" style:font-weight-asian="bold" style:font-name-complex="Noto Sans Arabic UI Bk" style:font-size-complex="60pt" style:font-weight-complex="bold"/>
    </style:style>
    <style:style style:name="P3" style:family="paragraph">
      <style:paragraph-properties fo:text-align="center"/>
      <style:text-properties style:font-name="Cantarell Extra Bold"/>
    </style:style>
    <style:style style:name="P4" style:family="paragraph">
      <loext:graphic-properties draw:fill-color="#ffffff"/>
      <style:paragraph-properties fo:text-align="center"/>
      <style:text-properties fo:color="#cccccc" style:font-name="Cantarell Extra Bold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center"/>
      <style:text-properties fo:color="#cccccc" style:font-name="Noto Sans Arabic UI Bk" fo:font-size="40pt" fo:font-weight="bold" style:font-size-asian="40pt" style:font-weight-asian="bold" style:font-name-complex="Noto Sans Arabic UI Bk" style:font-size-complex="40pt" style:font-weight-complex="bold"/>
    </style:style>
    <style:style style:name="P7" style:family="paragraph">
      <style:paragraph-properties fo:margin-left="0cm" fo:margin-right="0cm" fo:text-align="center" fo:text-indent="0cm"/>
      <style:text-properties style:font-name="Noto Sans Arabic UI Bk" style:font-name-complex="Noto Sans Arabic UI Bk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 style:writing-mode="rl-tb"/>
      <style:text-properties style:font-name="Noto Sans Arabic UI Bk" style:font-name-complex="Noto Sans Arabic UI Bk"/>
    </style:style>
    <style:style style:name="P10" style:family="paragraph">
      <loext:graphic-properties draw:fill-color="#ffffff"/>
      <style:paragraph-properties fo:text-align="center" style:writing-mode="rl-tb"/>
      <style:text-properties fo:color="#cccccc" style:font-name="Noto Sans Arabic UI Bk" fo:font-size="40pt" fo:font-weight="bold" style:font-size-asian="40pt" style:font-weight-asian="bold" style:font-name-complex="Noto Sans Arabic UI Bk" style:font-size-complex="40pt" style:font-weight-complex="bold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rl-tb"/>
      <style:text-properties fo:color="#cccccc" style:font-name="Noto Sans Arabic UI Bk" fo:font-size="40pt" fo:font-weight="bold" style:font-size-asian="40pt" style:font-weight-asian="bold" style:font-name-complex="Noto Sans Arabic UI Bk" style:font-size-complex="40pt" style:font-weight-complex="bold"/>
    </style:style>
    <style:style style:name="P12" style:family="paragraph">
      <style:paragraph-properties fo:margin-left="0cm" fo:margin-right="0cm" fo:text-align="center" fo:text-indent="0cm" style:writing-mode="rl-tb"/>
      <style:text-properties style:font-name="Noto Sans Arabic UI Bk" style:font-name-complex="Noto Sans Arabic UI Bk" style:font-size-complex="40pt"/>
    </style:style>
    <style:style style:name="P13" style:family="paragraph">
      <style:paragraph-properties fo:text-align="center"/>
      <style:text-properties style:font-name="Noto Sans Arabic UI Bk" fo:font-size="40pt" style:font-name-complex="Noto Sans Arabic UI Bk"/>
    </style:style>
    <style:style style:name="T1" style:family="text">
      <style:text-properties style:font-name="Noto Sans Arabic UI Bk" fo:font-size="72pt" style:font-size-asian="54pt" style:font-name-complex="Noto Sans Arabic UI Bk" style:font-size-complex="54pt"/>
    </style:style>
    <style:style style:name="T2" style:family="text">
      <style:text-properties style:font-name="Cantarell Extra Bold"/>
    </style:style>
    <style:style style:name="T3" style:family="text">
      <style:text-properties style:font-name="Noto Sans Arabic UI Bk" style:font-name-complex="Noto Sans Arabic UI Bk"/>
    </style:style>
    <style:style style:name="T4" style:family="text">
      <style:text-properties style:font-name="Noto Sans Arabic UI Bk" fo:font-size="36pt" style:font-size-asian="28pt" style:font-name-complex="Noto Sans Arabic UI Bk" style:font-size-complex="28pt"/>
    </style:style>
    <style:style style:name="T5" style:family="text">
      <style:text-properties style:font-name="Noto Sans Arabic UI Bk" fo:font-size="60pt" style:font-size-asian="44pt" style:font-name-complex="Noto Sans Arabic UI Bk" style:font-size-complex="44pt"/>
    </style:style>
    <style:style style:name="T6" style:family="text">
      <style:text-properties style:font-name="Noto Sans Arabic UI Bk" fo:font-size="28pt" style:font-size-asian="24pt" style:font-name-complex="Noto Sans Arabic UI Bk" style:font-size-complex="24pt"/>
    </style:style>
    <style:style style:name="T7" style:family="text">
      <style:text-properties style:font-name="Noto Sans Arabic UI Bk" fo:font-size="32pt" style:font-size-asian="26pt" style:font-name-complex="Noto Sans Arabic UI Bk" style:font-size-complex="26pt"/>
    </style:style>
    <style:style style:name="T8" style:family="text">
      <style:text-properties style:font-name="Noto Sans Arabic UI Bk" fo:font-size="36pt" style:font-size-asian="28pt" style:font-name-complex="Noto Sans Arabic UI Bk" style:font-size-complex="36pt"/>
    </style:style>
    <style:style style:name="T9" style:family="text">
      <style:text-properties style:font-name="Noto Sans Arabic UI Bk" fo:font-size="88pt" style:font-size-asian="66pt" style:font-name-complex="Noto Sans Arabic UI Bk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1"><text:span text:style-name="T1">تاریخچه یونیکس</text:span></text:p>
          </draw:text-box>
        </draw:frame>
        <draw:frame presentation:style-name="pr2" draw:text-style-name="P4" draw:layer="layout" svg:width="19.4cm" svg:height="2.379cm" svg:x="3.4cm" svg:y="10.621cm" presentation:class="subtitle" presentation:user-transformed="true">
          <draw:text-box>
            <text:p text:style-name="P3"><text:span text:style-name="T2">History of Uni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1"><text:span text:style-name="T1">یونیکس</text:span></text:p>
          </draw:text-box>
        </draw:frame>
        <draw:frame presentation:style-name="pr2" draw:text-style-name="P6" draw:layer="layout" svg:width="19.4cm" svg:height="2.379cm" svg:x="3.301cm" svg:y="11.621cm" presentation:class="subtitle" presentation:user-transformed="true">
          <draw:text-box>
            <text:p text:style-name="P1"><text:span text:style-name="T3">سیستم عامل چند کاره و چند کاربره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1"><text:span text:style-name="T1">یونیکس</text:span></text:p>
          </draw:text-box>
        </draw:frame>
        <draw:frame presentation:style-name="pr2" draw:text-style-name="P6" draw:layer="layout" svg:width="19.4cm" svg:height="3.46cm" svg:x="3.301cm" svg:y="11.371cm" presentation:class="subtitle" presentation:user-transformed="true">
          <draw:text-box>
            <text:p text:style-name="P7"><text:span text:style-name="T3">توسط کن تامسون و دنیس ریچی</text:span></text:p>
            <text:p text:style-name="P1"><text:span text:style-name="T3">تحت نظارت</text:span><text:span text:style-name="T3"> </text:span><text:span text:style-name="T4">At&amp;T</text:span><text:span text:style-name="T3"> </text:span><text:span text:style-name="T3">در آزمایشگاه بل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8"><text:span text:style-name="T3">اواسط دهه </text:span><text:span text:style-name="T3">۶۰</text:span><text:span text:style-name="T3"> </text:span></text:p>
          </draw:text-box>
        </draw:frame>
        <draw:frame presentation:style-name="pr2" draw:text-style-name="P10" draw:layer="layout" svg:width="19.4cm" svg:height="4.807cm" svg:x="3.301cm" svg:y="10.698cm" presentation:class="subtitle" presentation:user-transformed="true">
          <draw:text-box>
            <text:p text:style-name="P9"><text:span text:style-name="T3"><text:s/></text:span><text:span text:style-name="T4">MIT</text:span><text:span text:style-name="T3">، آزمایشگاه بل و جنرال الکتریک – سیستم عامل مولتیکس – خیلی بزرگ و پیچیده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1"><text:span text:style-name="T1">بنیان گذار ها</text:span></text:p>
          </draw:text-box>
        </draw:frame>
        <draw:frame presentation:style-name="pr2" draw:text-style-name="P10" draw:layer="layout" svg:width="19.4cm" svg:height="4.612cm" svg:x="3.301cm" svg:y="10.796cm" presentation:class="subtitle" presentation:user-transformed="true">
          <draw:text-box>
            <text:p text:style-name="P9"><text:span text:style-name="T3">کن تامپسون، دنیس ریچی، داگلاس مکروی و جو اوسانا – پروژه کوچک، بدون پشتوانه و بدون نام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1"><text:span text:style-name="T1">۱۹۷۰</text:span></text:p>
          </draw:text-box>
        </draw:frame>
        <draw:frame presentation:style-name="pr4" draw:text-style-name="P11" draw:layer="layout" svg:width="19.4cm" svg:height="5.579cm" svg:x="3.301cm" svg:y="10.621cm" presentation:class="subtitle" presentation:user-transformed="true">
          <draw:text-box>
            <text:p text:style-name="P9"><text:span text:style-name="T3">سیستم تک کاره و شوخی</text:span></text:p>
            <text:p text:style-name="P9"><text:span text:style-name="T4">Unics: uniplexed</text:span></text:p>
            <text:p text:style-name="P9"><text:span text:style-name="T4">Multex: Multiplexed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1"><text:span text:style-name="T1">unix</text:span></text:p>
          </draw:text-box>
        </draw:frame>
        <draw:frame presentation:style-name="pr5" draw:text-style-name="P11" draw:layer="layout" svg:width="19.4cm" svg:height="4.779cm" svg:x="3.301cm" svg:y="10.621cm" presentation:class="subtitle" presentation:user-transformed="true">
          <draw:text-box>
            <text:p text:style-name="P9"><text:span text:style-name="T4">برایان کرینیگان، سختی به یاد داشتن - </text:span><text:span text:style-name="T4">unix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1"><text:span text:style-name="T1">۱۹۷۳</text:span></text:p>
          </draw:text-box>
        </draw:frame>
        <draw:frame presentation:style-name="pr6" draw:text-style-name="P11" draw:layer="layout" svg:width="19.4cm" svg:height="4.779cm" svg:x="3.301cm" svg:y="10.621cm" presentation:class="subtitle" presentation:user-transformed="true">
          <draw:text-box>
            <text:p text:style-name="P9"><text:span text:style-name="T4">در نسخه </text:span><text:span text:style-name="T4">۴</text:span><text:span text:style-name="T4"> - </text:span><text:span text:style-name="T4">شروع به استفاده از زبان </text:span><text:span text:style-name="T4">c</text:span><text:span text:style-name="T4"> به جای اسمبلی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1"><text:span text:style-name="T1">۱۹۷۵</text:span></text:p>
          </draw:text-box>
        </draw:frame>
        <draw:frame presentation:style-name="pr7" draw:text-style-name="P11" draw:layer="layout" svg:width="19.4cm" svg:height="4.779cm" svg:x="3.301cm" svg:y="10.621cm" presentation:class="subtitle" presentation:user-transformed="true">
          <draw:text-box>
            <text:p text:style-name="P9"><text:span text:style-name="T4">امتیاز یونیک به دانشگاه ایلینویز فروخته شد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1"><text:span text:style-name="T5">اواخر دهه </text:span><text:span text:style-name="T5">۷۰</text:span><text:span text:style-name="T5"> و اوایل دهه </text:span><text:span text:style-name="T5">۸۰</text:span></text:p>
          </draw:text-box>
        </draw:frame>
        <draw:frame presentation:style-name="pr8" draw:text-style-name="P11" draw:layer="layout" svg:width="19.4cm" svg:height="5.369cm" svg:x="3.301cm" svg:y="10.326cm" presentation:class="subtitle" presentation:user-transformed="true">
          <draw:text-box>
            <text:p text:style-name="P9"><text:span text:style-name="T4">تاثیر بر دیگر گروه‌ها دانشگاهی </text:span><text:span text:style-name="T6">(</text:span><text:span text:style-name="T6">BSD, System V</text:span><text:span text:style-name="T6">)</text:span><text:span text:style-name="T4"> و استارت‌آپ‌های تجاری (</text:span><text:span text:style-name="T6">Sequent, HP-UX, Solaris, AIX, Xenix</text:span><text:span text:style-name="T4">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1"><text:span text:style-name="T1">۱۹۸۰</text:span></text:p>
          </draw:text-box>
        </draw:frame>
        <draw:frame presentation:style-name="pr9" draw:text-style-name="P11" draw:layer="layout" svg:width="19.4cm" svg:height="4.779cm" svg:x="3.301cm" svg:y="10.621cm" presentation:class="subtitle" presentation:user-transformed="true">
          <draw:text-box>
            <text:p text:style-name="P12"><text:span text:style-name="T4">آزمایشگاه یونیکس </text:span><text:span text:style-name="T7">AT&amp;T</text:span><text:span text:style-name="T4"> و سان مایکروسیتم – نسخه تجاری </text:span><text:span text:style-name="T7">System V</text:span><text:span text:style-name="T4">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1"><text:span text:style-name="T1">۱۹۹۰</text:span></text:p>
          </draw:text-box>
        </draw:frame>
        <draw:frame presentation:style-name="pr10" draw:text-style-name="P11" draw:layer="layout" svg:width="19.4cm" svg:height="5.577cm" svg:x="3.301cm" svg:y="10.222cm" presentation:class="subtitle" presentation:user-transformed="true">
          <draw:text-box>
            <text:p text:style-name="P12"><text:span text:style-name="T3">گسترش یونیکس و سیستم های مشابه مثل لینوکس و </text:span><text:span text:style-name="T8">BSD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1"><text:span text:style-name="T1">۲۰۰۰</text:span></text:p>
          </draw:text-box>
        </draw:frame>
        <draw:frame presentation:style-name="pr11" draw:text-style-name="P11" draw:layer="layout" svg:width="19.4cm" svg:height="5.767cm" svg:x="3.301cm" svg:y="10.127cm" presentation:class="subtitle" presentation:user-transformed="true">
          <draw:text-box>
            <text:p text:style-name="P12"><text:span text:style-name="T3">ساخت داروین توسط اپل به عنوان هسته سیستم عامل مک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4.127cm" svg:x="3.301cm" svg:y="6.494cm" presentation:class="title" presentation:user-transformed="true">
          <draw:text-box>
            <text:p text:style-name="P1"><text:span text:style-name="T9">پایان</text:span></text:p>
          </draw:text-box>
        </draw:frame>
        <draw:frame presentation:style-name="pr2" draw:text-style-name="P6" draw:layer="layout" svg:width="19.4cm" svg:height="2.379cm" svg:x="3.4cm" svg:y="10.621cm" presentation:class="subtitle" presentation:user-transformed="true">
          <draw:text-box>
            <text:p text:style-name="P13"><text:span text:style-name="T3">سوال؟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3" svg:font-family="Cantarell" style:font-pitch="variable"/>
    <style:font-face style:name="Cantarell2" svg:font-family="Cantarell" style:font-adornments="Bold" style:font-pitch="variable"/>
    <style:font-face style:name="Cantarell Extra Bold" svg:font-family="'Cantarell Extra Bold'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fortaa4" svg:font-family="Comfortaa" style:font-adornments="Bold" style:font-family-generic="swiss" style:font-pitch="variable"/>
    <style:font-face style:name="Lohit Devanagari1" svg:font-family="'Lohit Devanagari'" style:font-family-generic="swiss" style:font-pitch="variable"/>
    <style:font-face style:name="Noto Sans Arabic UI Bk" svg:font-family="'Noto Sans Arabic UI Bk'" style:font-family-generic="swiss" style:font-pitch="variable"/>
    <style:font-face style:name="Noto Sans Arabic UI Bk1" svg:font-family="'Noto Sans Arabic UI Bk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2010000044E0000033AD041D3A87CA827E6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shrink-to-fit" style:shrink-to-fit="true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style:text-outline="false" style:text-line-through-style="none" style:text-line-through-type="none" style:font-name="Cantarell2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2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-F20-slideshow-template" style:page-layout-name="PM1" draw:style-name="Mdp1">
      <office:forms form:automatic-focus="false" form:apply-design-mode="false"/>
      <draw:frame presentation:style-name="fedora-F20-slideshow-template-title" draw:layer="backgroundobjects" svg:width="25.199cm" svg:height="3.506cm" svg:x="1.4cm" svg:y="0.837cm" presentation:class="title" presentation:placeholder="true">
        <draw:text-box/>
      </draw:frame>
      <draw:frame presentation:style-name="fedora-F20-slideshow-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09:28:31.974958655</meta:creation-date>
    <meta:editing-duration>PT26M33S</meta:editing-duration>
    <meta:editing-cycles>10</meta:editing-cycles>
    <meta:generator>LibreOffice/6.2.8.2$Linux_X86_64 LibreOffice_project/20$Build-2</meta:generator>
    <dc:description>Based on "F20/10th aniversary impress template idea" by William Moreno Reyes (https://fedoraproject.org/wiki/Templates_for_Presentations). License: CC-BY</dc:description>
    <dc:date>2019-12-20T10:16:00.145950683</dc:date>
    <meta:document-statistic meta:object-count="77"/>
  </office:meta>
</office:document-meta>
</file>